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8"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text-position="0% 100%" fo:font-size="13pt" fo:font-style="normal" style:text-underline-style="none" fo:font-weight="normal" officeooo:rsid="001db36b" officeooo:paragraph-rsid="001db36b"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db36b" officeooo:paragraph-rsid="001db36b"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style:style>
    <style:style style:name="T16" style:family="text">
      <style:text-properties style:font-name="Arial1" fo:language="de" fo:country="DE"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17">Modularisierung.</text:p>
      <text:p text:style-name="P15"><text:span text:style-name="T7">Ziele: </text:span><text:span text:style-name="T11">Bessere Verständlichkeit, Erweiterbarkeit, Parallelisierte Entwicklung.</text:span></text:p>
      <text:p text:style-name="P15"><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17">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18"><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9"><text:span text:style-name="T7">Java Collections Frameworks:</text:span><text:span text:style-name="T12"> Ist teil von Java standard- Bibliothek und hat Interfaces (List, Set, Map, Qeue…), Implementierungsklassen (ArrayList, LinkedList, HashMap, HashSet…). </text:span><text:span text:style-name="T16">Schreiben am Anfang den Interface</text:span><text:span text:style-name="T13"> List&lt;</text:span><text:span text:style-name="T16">String</text:span><text:span text:style-name="T13">&gt; </text:span><text:span text:style-name="T16">stringList = new ArrayList&lt;&gt;() damit wenn wir im Zukunft keine ArrayList klasse nutzen wollen sondern LinkedList. Können wir dann einfach stringList = new LinkedList&lt;&gt;() sagen weil beide den Interface List implementieren.</text:span></text:p>
      <text:p text:style-name="P19"><text:span text:style-name="T16"/></text:p>
      <text:p text:style-name="P20"><text:span text:style-name="T14">Map:</text:span><text:span text:style-name="T16"> Hat zwei Elemente einer für Schlüssel und einer für die Werte. Schlüssel sind eindeutig werte aber nicht. KeySet() holt die Schlüssel, values() holt die werte. EntrySet() holt beides.</text:span></text:p>
      <text:p text:style-name="P20"><text:span text:style-name="T16"/></text:p>
      <text:p text:style-name="P22"><text:span text:style-name="T14">Algorithmen &amp; Datenstrukturen</text:span></text:p>
      <text:p text:style-name="P21"><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1-14T13:09:39.309000000</dc:date>
    <meta:editing-duration>PT6H9M44S</meta:editing-duration>
    <meta:editing-cycles>10</meta:editing-cycles>
    <meta:generator>LibreOffice/7.6.2.1$Windows_X86_64 LibreOffice_project/56f7684011345957bbf33a7ee678afaf4d2ba333</meta:generator>
    <meta:document-statistic meta:table-count="0" meta:image-count="4" meta:object-count="0" meta:page-count="3" meta:paragraph-count="40" meta:word-count="624" meta:character-count="4438" meta:non-whitespace-character-count="3844"/>
  </office:meta>
</office:document-meta>
</file>